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Helper.getInitParameterAsBoolean( PortletConfig config , String name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Helper.getInitParameterAsInteger( PortletConfig config , String name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Helper.fill( MutableSettings s , PortletConfig confi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ettingsHelper.Settings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tingsHelper.handleLoadClass( String param , MutableSettings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ingsHelper.getInitParameter( PortletConfig config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